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4cm" fo:min-width="3.3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196cm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min-height="0.738cm" fo:min-width="0.806cm" fo:padding-top="0.127cm" fo:padding-bottom="0.127cm" fo:padding-left="0.254cm" fo:padding-right="0.254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cc99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4.641cm" fo:padding-top="0.127cm" fo:padding-bottom="0.127cm" fo:padding-left="0.254cm" fo:padding-right="0.254cm" fo:wrap-option="no-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none" draw:fill="none" draw:fill-color="#bbe0e3" draw:textarea-horizontal-align="justify" draw:textarea-vertical-align="top" draw:auto-grow-height="true" fo:min-height="0.581cm" fo:min-width="0.616cm" fo:padding-top="0.127cm" fo:padding-bottom="0.127cm" fo:padding-left="0.254cm" fo:padding-right="0.254cm" fo:wrap-option="wrap" draw:shadow="hidden" draw:shadow-color="#808080"/>
    </style:style>
    <style:style style:name="gr12" style:family="graphic" style:parent-style-name="standard">
      <style:graphic-properties draw:stroke="none" draw:fill="none" draw:fill-color="#bbe0e3" draw:textarea-horizontal-align="justify" draw:textarea-vertical-align="top" draw:auto-grow-height="true" fo:min-height="0.709cm" fo:padding-top="0.127cm" fo:padding-bottom="0.127cm" fo:padding-left="0.254cm" fo:padding-right="0.254cm" fo:wrap-option="no-wrap" draw:shadow="hidden" draw:shadow-color="#808080"/>
    </style:style>
    <style:style style:name="gr13" style:family="graphic" style:parent-style-name="standard">
      <style:graphic-properties draw:stroke="none" draw:fill="none" draw:fill-color="#bbe0e3" draw:textarea-horizontal-align="justify" draw:textarea-vertical-align="top" draw:auto-grow-height="true" fo:min-height="2.321cm" fo:padding-top="0.127cm" fo:padding-bottom="0.127cm" fo:padding-left="0.254cm" fo:padding-right="0.254cm" fo:wrap-option="no-wrap" draw:shadow="hidden" draw:shadow-color="#808080"/>
    </style:style>
    <style:style style:name="gr14" style:family="graphic" style:parent-style-name="standard">
      <style:graphic-properties draw:stroke="none" draw:fill="none" draw:fill-color="#bbe0e3" draw:textarea-horizontal-align="justify" draw:textarea-vertical-align="top" draw:auto-grow-height="true" fo:min-height="2.321cm" fo:min-width="0.527cm" fo:padding-top="0.127cm" fo:padding-bottom="0.127cm" fo:padding-left="0.254cm" fo:padding-right="0.254cm" fo:wrap-option="wrap" draw:shadow="hidden" draw:shadow-color="#808080"/>
    </style:style>
    <style:style style:name="gr15" style:family="graphic" style:parent-style-name="standard">
      <style:graphic-properties draw:stroke="none" draw:fill="none" draw:fill-color="#bbe0e3" draw:textarea-horizontal-align="justify" draw:textarea-vertical-align="top" draw:auto-grow-height="true" fo:min-height="2.321cm" fo:min-width="0.802cm" fo:padding-top="0.127cm" fo:padding-bottom="0.127cm" fo:padding-left="0.254cm" fo:padding-right="0.254cm" fo:wrap-option="wrap" draw:shadow="hidden" draw:shadow-color="#808080"/>
    </style:style>
    <style:style style:name="gr16" style:family="graphic" style:parent-style-name="standard">
      <style:graphic-properties draw:stroke="none" draw:fill="none" draw:fill-color="#bbe0e3" draw:textarea-horizontal-align="justify" draw:textarea-vertical-align="top" draw:auto-grow-height="true" fo:min-height="0.581cm" fo:min-width="1.882cm" fo:padding-top="0.127cm" fo:padding-bottom="0.127cm" fo:padding-left="0.254cm" fo:padding-right="0.254cm" fo:wrap-option="wrap" draw:shadow="hidden" draw:shadow-color="#808080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66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7cm" fo:min-width="5.791cm"/>
    </style:style>
    <style:style style:name="gr19" style:family="graphic" style:parent-style-name="objectwithoutfill">
      <style:graphic-properties svg:stroke-width="0.2cm" svg:stroke-color="#ff0000" draw:marker-start-width="0.6cm" draw:marker-end-width="0.6cm" draw:fill="solid" draw:fill-color="#ff0000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objectwithoutfill">
      <style:graphic-properties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4c4c4c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008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fill="solid" draw:fill-color="#e6e6e6" draw:textarea-horizontal-align="center" draw:textarea-vertical-align="middle"/>
    </style:style>
    <style:style style:name="gr31" style:family="graphic" style:parent-style-name="standard">
      <style:graphic-properties draw:stroke="none" draw:fill="none" draw:fill-color="#bbe0e3" draw:textarea-horizontal-align="justify" draw:textarea-vertical-align="top" draw:auto-grow-height="true" fo:min-height="0.593cm" fo:min-width="0.616cm" fo:padding-top="0.127cm" fo:padding-bottom="0.127cm" fo:padding-left="0.254cm" fo:padding-right="0.254cm" fo:wrap-option="wrap" draw:shadow="hidden" draw:shadow-color="#808080"/>
    </style:style>
    <style:style style:name="gr3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1.4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  <style:text-properties fo:font-size="17.5pt"/>
    </style:style>
    <style:style style:name="P7" style:family="paragraph">
      <style:text-properties fo:font-size="14pt"/>
    </style:style>
    <style:style style:name="P8" style:family="paragraph">
      <style:paragraph-properties fo:margin-left="0cm" fo:margin-right="0cm" fo:text-indent="0cm"/>
      <style:text-properties fo:font-size="14pt"/>
    </style:style>
    <style:style style:name="P9" style:family="paragraph">
      <style:paragraph-properties fo:margin-left="0cm" fo:margin-right="0cm" fo:text-indent="0cm"/>
      <style:text-properties fo:font-size="26pt" style:text-underline-style="solid" style:text-underline-width="auto" style:text-underline-color="font-color" fo:font-weight="bold"/>
    </style:style>
    <style:style style:name="T1" style:family="text">
      <style:text-properties fo:color="#000000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font-size="12pt"/>
    </style:style>
    <style:style style:name="T4" style:family="text">
      <style:text-properties fo:font-size="14pt"/>
    </style:style>
    <style:style style:name="T5" style:family="text">
      <style:text-properties fo:font-size="26pt" style:text-underline-style="solid" style:text-underline-width="auto" style:text-underline-color="font-color" fo:font-weight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>
          <draw:custom-shape draw:style-name="gr1" draw:text-style-name="P1" draw:layer="layout" svg:width="5.999cm" svg:height="3.5cm" svg:x="1.001cm" svg:y="1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3.845cm" svg:height="1.154cm" svg:x="2.092cm" svg:y="1.48cm">
            <draw:text-box>
              <text:p text:style-name="P2">Booster A</text:p>
            </draw:text-box>
          </draw:frame>
          <draw:frame draw:style-name="gr3" draw:text-style-name="P2" draw:layer="layout" svg:width="5.696cm" svg:height="1.153cm" svg:x="1.11cm" svg:y="3.217cm">
            <draw:text-box>
              <text:p text:style-name="P2">Power <text:s text:c="6"/>GND</text:p>
            </draw:text-box>
          </draw:frame>
        </draw:g>
        <draw:custom-shape draw:style-name="gr4" draw:text-style-name="P4" draw:layer="layout" svg:width="1.314cm" svg:height="0.992cm" svg:x="6.684cm" svg:y="10.751cm">
          <text:p text:style-name="P3"><text:span text:style-name="T1">K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4" draw:layer="layout" svg:width="1.314cm" svg:height="0.992cm" svg:x="6.684cm" svg:y="15.612cm">
          <text:p text:style-name="P3"><text:span text:style-name="T1">K2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4" draw:layer="layout" svg:width="1.314cm" svg:height="0.992cm" svg:x="25.206cm" svg:y="15.804cm">
          <text:p text:style-name="P3"><text:span text:style-name="T1">K3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4" draw:layer="layout" svg:width="1.314cm" svg:height="0.992cm" svg:x="25.206cm" svg:y="10.751cm">
          <text:p text:style-name="P3"><text:span text:style-name="T1">K4</text:span></text:p>
          <draw:enhanced-geometry svg:viewBox="0 0 21600 21600" draw:mirror-horizontal="false" draw:mirror-vertical="false" draw:type="mso-spt202" draw:enhanced-path="M 0 0 L 21600 0 21600 21600 0 21600 0 0 Z N"/>
        </draw:custom-shape>
        <draw:g>
          <draw:custom-shape draw:style-name="gr5" draw:text-style-name="P5" draw:layer="layout" svg:width="1.052cm" svg:height="4.859cm" svg:x="8.609cm" svg:y="13.858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825cm" svg:height="4.895cm" svg:x="7.768cm" svg:y="13.858cm">
            <text:p text:style-name="P3"><text:span text:style-name="T2">1</text:span></text:p>
            <text:p text:style-name="P3"><text:span text:style-name="T2">2</text:span></text:p>
            <text:p text:style-name="P3"><text:span text:style-name="T2">3</text:span></text:p>
            <text:p text:style-name="P3"><text:span text:style-name="T2">4</text:span></text:p>
            <text:p text:style-name="P3"><text:span text:style-name="T2">5</text:span></text:p>
            <text:p text:style-name="P3"><text:span text:style-name="T2">6</text:span></text:p>
            <text:p text:style-name="P3"><text:span text:style-name="T2">7</text:span></text:p>
            <text:p text:style-name="P3"><text:span text:style-name="T2">8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7" draw:text-style-name="P5" draw:layer="layout" svg:width="0.422cm" svg:height="0.39cm" svg:x="9.03cm" svg:y="14.056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91cm" svg:x="9.03cm" svg:y="14.637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9cm" svg:x="9.03cm" svg:y="15.22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9cm" svg:x="9.03cm" svg:y="15.80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91cm" svg:x="9.03cm" svg:y="16.386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9cm" svg:x="9.03cm" svg:y="16.969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89cm" svg:x="9.03cm" svg:y="17.552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91cm" svg:x="9.03cm" svg:y="18.13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5" draw:text-style-name="P5" draw:layer="layout" svg:width="1.052cm" svg:height="4.858cm" svg:x="8.609cm" svg:y="8.806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825cm" svg:height="4.895cm" svg:x="7.768cm" svg:y="8.806cm">
            <text:p text:style-name="P3"><text:span text:style-name="T2">1</text:span></text:p>
            <text:p text:style-name="P3"><text:span text:style-name="T2">2</text:span></text:p>
            <text:p text:style-name="P3"><text:span text:style-name="T2">3</text:span></text:p>
            <text:p text:style-name="P3"><text:span text:style-name="T2">4</text:span></text:p>
            <text:p text:style-name="P3"><text:span text:style-name="T2">5</text:span></text:p>
            <text:p text:style-name="P3"><text:span text:style-name="T2">6</text:span></text:p>
            <text:p text:style-name="P3"><text:span text:style-name="T2">7</text:span></text:p>
            <text:p text:style-name="P3"><text:span text:style-name="T2">8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7" draw:text-style-name="P5" draw:layer="layout" svg:width="0.422cm" svg:height="0.391cm" svg:x="9.03cm" svg:y="9.003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9cm" svg:x="9.03cm" svg:y="9.586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89cm" svg:x="9.03cm" svg:y="10.169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92cm" svg:x="9.03cm" svg:y="10.751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89cm" svg:x="9.03cm" svg:y="11.33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91cm" svg:x="9.03cm" svg:y="11.917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91cm" svg:x="9.03cm" svg:y="12.5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7" draw:text-style-name="P5" draw:layer="layout" svg:width="0.422cm" svg:height="0.389cm" svg:x="9.03cm" svg:y="13.083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6" draw:text-style-name="P4" draw:layer="layout" svg:width="0.827cm" svg:height="4.895cm" svg:x="24.765cm" svg:y="8.806cm">
            <text:p text:style-name="P3"><text:span text:style-name="T2">8</text:span></text:p>
            <text:p text:style-name="P3"><text:span text:style-name="T2">7</text:span></text:p>
            <text:p text:style-name="P3"><text:span text:style-name="T2">6</text:span></text:p>
            <text:p text:style-name="P3"><text:span text:style-name="T2">5</text:span></text:p>
            <text:p text:style-name="P3"><text:span text:style-name="T2">4</text:span></text:p>
            <text:p text:style-name="P3"><text:span text:style-name="T2">3</text:span></text:p>
            <text:p text:style-name="P3"><text:span text:style-name="T2">2</text:span></text:p>
            <text:p text:style-name="P3"><text:span text:style-name="T2">1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g>
            <draw:custom-shape draw:style-name="gr5" draw:text-style-name="P5" draw:layer="layout" svg:width="1.053cm" svg:height="4.859cm" draw:transform="rotate (3.1415926535892) translate (24.764cm 13.664cm)">
              <text:p text:style-name="P2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5" draw:layer="layout" svg:width="-0.423cm" svg:height="-0.389cm" svg:x="24.342cm" svg:y="13.467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9cm" svg:x="24.342cm" svg:y="12.885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9cm" svg:x="24.342cm" svg:y="12.302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9cm" svg:x="24.342cm" svg:y="11.71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9cm" svg:x="24.342cm" svg:y="11.137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89cm" svg:x="24.342cm" svg:y="10.553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91cm" svg:x="24.342cm" svg:y="9.972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89cm" svg:x="24.342cm" svg:y="9.38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</draw:g>
        </draw:g>
        <draw:g>
          <draw:custom-shape draw:style-name="gr6" draw:text-style-name="P4" draw:layer="layout" svg:width="0.827cm" svg:height="4.895cm" svg:x="24.765cm" svg:y="13.858cm">
            <text:p text:style-name="P3"><text:span text:style-name="T2">8</text:span></text:p>
            <text:p text:style-name="P3"><text:span text:style-name="T2">7</text:span></text:p>
            <text:p text:style-name="P3"><text:span text:style-name="T2">6</text:span></text:p>
            <text:p text:style-name="P3"><text:span text:style-name="T2">5</text:span></text:p>
            <text:p text:style-name="P3"><text:span text:style-name="T2">4</text:span></text:p>
            <text:p text:style-name="P3"><text:span text:style-name="T2">3</text:span></text:p>
            <text:p text:style-name="P3"><text:span text:style-name="T2">2</text:span></text:p>
            <text:p text:style-name="P3"><text:span text:style-name="T2">1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g>
            <draw:custom-shape draw:style-name="gr5" draw:text-style-name="P5" draw:layer="layout" svg:width="1.053cm" svg:height="4.859cm" draw:transform="rotate (3.1415926535892) translate (24.764cm 18.717cm)">
              <text:p text:style-name="P2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5" draw:layer="layout" svg:width="-0.423cm" svg:height="-0.39cm" svg:x="24.342cm" svg:y="18.52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89cm" svg:x="24.342cm" svg:y="17.936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89cm" svg:x="24.342cm" svg:y="17.354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91cm" svg:x="24.342cm" svg:y="16.772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89cm" svg:x="24.342cm" svg:y="16.188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9cm" svg:x="24.342cm" svg:y="15.606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9cm" svg:x="24.342cm" svg:y="15.023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7" draw:text-style-name="P5" draw:layer="layout" svg:width="-0.423cm" svg:height="-0.388cm" svg:x="24.342cm" svg:y="14.439cm">
              <text:p text:style-name="P2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</draw:g>
        </draw:g>
        <draw:custom-shape draw:style-name="gr8" draw:text-style-name="P5" draw:layer="layout" svg:width="14.104cm" svg:height="10.297cm" svg:x="9.661cm" svg:y="8.61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208cm" svg:height="0.465cm" svg:x="9.978cm" svg:y="8.806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208cm" svg:height="0.465cm" svg:x="9.978cm" svg:y="10.046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193cm" svg:height="0.506cm" draw:transform="rotate (-1.57079632679579) translate (11.955cm 13.858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189cm" svg:height="0.507cm" draw:transform="rotate (-1.57079632679579) translate (13.009cm 13.669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5" draw:layer="layout" svg:width="0.207cm" svg:height="0.198cm" svg:x="14.054cm" svg:y="17.58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5" draw:layer="layout" svg:width="0.209cm" svg:height="0.198cm" svg:x="14.476cm" svg:y="17.58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5" draw:layer="layout" svg:width="0.208cm" svg:height="0.198cm" svg:x="14.894cm" svg:y="17.58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5" draw:layer="layout" svg:width="0.209cm" svg:height="0.198cm" svg:x="15.32cm" svg:y="17.58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5" draw:layer="layout" svg:width="0.209cm" svg:height="0.198cm" svg:x="15.743cm" svg:y="17.58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5" draw:layer="layout" svg:width="0.208cm" svg:height="0.198cm" svg:x="16.166cm" svg:y="17.584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0" draw:text-style-name="P5" draw:layer="layout" svg:width="2.32cm" svg:height="0.198cm" svg:x="14.054cm" svg:y="17.584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4" draw:layer="layout" svg:width="1.124cm" svg:height="0.835cm" svg:x="14.685cm" svg:y="16.844cm">
          <text:p text:style-name="P3"><text:span text:style-name="T2">P1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" draw:text-style-name="P4" draw:layer="layout" svg:width="1.49cm" svg:height="0.963cm" svg:x="14.71cm" svg:y="14.781cm">
          <text:p text:style-name="P3"><text:span text:style-name="T2">P2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" draw:text-style-name="P5" draw:layer="layout" svg:width="0.208cm" svg:height="0.467cm" svg:x="9.978cm" svg:y="11.33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208cm" svg:height="0.466cm" svg:x="9.978cm" svg:y="12.577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208cm" svg:height="0.466cm" svg:x="9.978cm" svg:y="13.858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208cm" svg:height="0.466cm" svg:x="9.978cm" svg:y="15.097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208cm" svg:height="0.467cm" svg:x="9.978cm" svg:y="16.386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208cm" svg:height="0.466cm" svg:x="9.978cm" svg:y="17.62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5" draw:layer="layout" svg:width="0.211cm" svg:height="0.465cm" svg:x="23.027cm" svg:y="9.39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211cm" svg:height="0.466cm" svg:x="23.027cm" svg:y="10.632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5" draw:layer="layout" svg:width="0.211cm" svg:height="0.466cm" svg:x="23.027cm" svg:y="11.921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211cm" svg:height="0.466cm" svg:x="23.027cm" svg:y="13.16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5" draw:layer="layout" svg:width="0.211cm" svg:height="0.465cm" svg:x="23.027cm" svg:y="14.446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211cm" svg:height="0.466cm" svg:x="23.027cm" svg:y="15.684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5" draw:layer="layout" svg:width="0.211cm" svg:height="0.468cm" svg:x="23.027cm" svg:y="16.965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211cm" svg:height="0.468cm" svg:x="23.027cm" svg:y="18.21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4" draw:layer="layout" svg:width="1.086cm" svg:height="2.575cm" svg:x="10.182cm" svg:y="8.613cm">
            <text:p text:style-name="P3"><text:span text:style-name="T2">J1</text:span></text:p>
            <text:p text:style-name="P3"><text:span text:style-name="T2"/></text:p>
            <text:p text:style-name="P3"><text:span text:style-name="T2">J2</text:span></text:p>
            <text:p text:style-name="P3"><text:span text:style-name="T2"/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4" draw:text-style-name="P4" draw:layer="layout" svg:width="1.035cm" svg:height="2.575cm" svg:x="10.208cm" svg:y="11.138cm">
            <text:p text:style-name="P3"><text:span text:style-name="T2">J3</text:span></text:p>
            <text:p text:style-name="P3"><text:span text:style-name="T2"/></text:p>
            <text:p text:style-name="P3"><text:span text:style-name="T2">J4</text:span></text:p>
            <text:p text:style-name="P3"><text:span text:style-name="T2"/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3" draw:text-style-name="P4" draw:layer="layout" svg:width="1.086cm" svg:height="2.575cm" svg:x="10.182cm" svg:y="13.667cm">
            <text:p text:style-name="P3"><text:span text:style-name="T2">J5</text:span></text:p>
            <text:p text:style-name="P3"><text:span text:style-name="T2"/></text:p>
            <text:p text:style-name="P3"><text:span text:style-name="T2">J6</text:span></text:p>
            <text:p text:style-name="P3"><text:span text:style-name="T2"/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4" draw:text-style-name="P4" draw:layer="layout" svg:width="1.035cm" svg:height="2.575cm" svg:x="10.208cm" svg:y="16.195cm">
            <text:p text:style-name="P3"><text:span text:style-name="T2">J7</text:span></text:p>
            <text:p text:style-name="P3"><text:span text:style-name="T2"/></text:p>
            <text:p text:style-name="P3"><text:span text:style-name="T2">J8</text:span></text:p>
            <text:p text:style-name="P3"><text:span text:style-name="T2"/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custom-shape draw:style-name="gr13" draw:text-style-name="P4" draw:layer="layout" svg:width="1.685cm" svg:height="2.575cm" svg:x="21.766cm" svg:y="9.192cm">
            <text:p text:style-name="P3"><text:span text:style-name="T2">J16</text:span></text:p>
            <text:p text:style-name="P3"><text:span text:style-name="T2"/></text:p>
            <text:p text:style-name="P3"><text:span text:style-name="T2">J15</text:span></text:p>
            <text:p text:style-name="P3"><text:span text:style-name="T2"/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3" draw:text-style-name="P4" draw:layer="layout" svg:width="1.893cm" svg:height="2.575cm" svg:x="21.766cm" svg:y="11.716cm">
            <text:p text:style-name="P3"><text:span text:style-name="T2">J14</text:span></text:p>
            <text:p text:style-name="P3"><text:span text:style-name="T2"/></text:p>
            <text:p text:style-name="P3"><text:span text:style-name="T2">J13</text:span></text:p>
            <text:p text:style-name="P3"><text:span text:style-name="T2"/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3" draw:text-style-name="P4" draw:layer="layout" svg:width="1.685cm" svg:height="2.575cm" svg:x="21.766cm" svg:y="14.245cm">
            <text:p text:style-name="P3"><text:span text:style-name="T2">J12</text:span></text:p>
            <text:p text:style-name="P3"><text:span text:style-name="T2"/></text:p>
            <text:p text:style-name="P3"><text:span text:style-name="T2">J11</text:span></text:p>
            <text:p text:style-name="P3"><text:span text:style-name="T2"/></text:p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5" draw:text-style-name="P4" draw:layer="layout" svg:width="1.31cm" svg:height="2.575cm" svg:x="21.799cm" svg:y="16.773cm">
            <text:p text:style-name="P3"><text:span text:style-name="T2">J10</text:span></text:p>
            <text:p text:style-name="P3"><text:span text:style-name="T2"/></text:p>
            <text:p text:style-name="P3"><text:span text:style-name="T2">J9</text:span></text:p>
            <text:p text:style-name="P3"><text:span text:style-name="T2"/></text:p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ustom-shape draw:style-name="gr16" draw:text-style-name="P4" draw:layer="layout" svg:width="2.39cm" svg:height="0.835cm" svg:x="11.083cm" svg:y="12.895cm">
          <text:p text:style-name="P3"><text:span text:style-name="T2">J17 <text:s/>J18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4" draw:layer="layout" svg:width="2.39cm" svg:height="0.835cm" svg:x="19.289cm" svg:y="12.895cm">
          <text:p text:style-name="P3"><text:span text:style-name="T2">J20 <text:s/>J19</text:span></text:p>
          <draw:enhanced-geometry svg:viewBox="0 0 21600 21600" draw:mirror-horizontal="false" draw:mirror-vertical="false" draw:type="mso-spt202" draw:enhanced-path="M 0 0 L 21600 0 21600 21600 0 21600 0 0 Z N"/>
        </draw:custom-shape>
        <draw:g>
          <draw:custom-shape draw:style-name="gr7" draw:text-style-name="P5" draw:layer="layout" svg:width="0.209cm" svg:height="0.198cm" svg:x="14.079cm" svg:y="15.467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5" draw:layer="layout" svg:width="0.207cm" svg:height="0.198cm" svg:x="14.503cm" svg:y="15.467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5" draw:layer="layout" svg:width="0.209cm" svg:height="0.198cm" svg:x="14.92cm" svg:y="15.467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5" draw:layer="layout" svg:width="0.21cm" svg:height="0.198cm" svg:x="15.347cm" svg:y="15.467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5" draw:layer="layout" svg:width="0.209cm" svg:height="0.198cm" svg:x="15.769cm" svg:y="15.467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" draw:text-style-name="P5" draw:layer="layout" svg:width="0.209cm" svg:height="0.198cm" svg:x="16.192cm" svg:y="15.467cm">
            <text:p text:style-name="P2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0" draw:text-style-name="P5" draw:layer="layout" svg:width="2.322cm" svg:height="0.198cm" svg:x="14.079cm" svg:y="15.467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7" draw:text-style-name="P5" draw:layer="layout" svg:width="0.193cm" svg:height="0.504cm" draw:transform="rotate (1.5707963267946) translate (19.681cm 14.151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193cm" svg:height="0.503cm" draw:transform="rotate (1.5707963267946) translate (20.734cm 13.958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209cm" svg:height="0.466cm" svg:x="9.966cm" svg:y="10.044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209cm" svg:height="0.466cm" svg:x="9.994cm" svg:y="12.584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208cm" svg:height="0.465cm" svg:x="9.988cm" svg:y="15.09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209cm" svg:height="0.466cm" svg:x="9.989cm" svg:y="16.396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209cm" svg:height="0.465cm" svg:x="23.034cm" svg:y="11.936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207cm" svg:height="0.465cm" svg:x="23.021cm" svg:y="15.68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209cm" svg:height="0.466cm" svg:x="23.034cm" svg:y="16.974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222cm" svg:height="0.754cm" draw:transform="rotate (1.5707963267946) translate (1.412cm 27.518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0.288cm" svg:height="0.754cm" draw:transform="rotate (1.5707963267946) translate (1.437cm 28.091cm)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6.291cm" svg:height="1.807cm" svg:x="2.209cm" svg:y="27cm">
          <draw:text-box>
            <text:p text:style-name="P2"><text:span text:style-name="T3">= Jumper closed</text:span></text:p>
            <text:p text:style-name="P2"><text:span text:style-name="T3">= Jumper open</text:span></text:p>
          </draw:text-box>
        </draw:frame>
        <draw:polyline draw:style-name="gr19" draw:layer="layout" svg:width="7.858cm" svg:height="7.936cm" svg:x="1.27cm" svg:y="4.789cm" svg:viewBox="0 0 7859 7937" draw:points="0,0 0,7937 7859,7937">
          <text:p text:style-name="P2"/>
        </draw:polyline>
        <draw:polyline draw:style-name="gr20" draw:layer="layout" svg:width="6.999cm" svg:height="6.999cm" svg:x="2cm" svg:y="4.5cm" svg:viewBox="0 0 7000 7000" draw:points="3500,0 3500,1000 0,1000 0,7000 7000,7000">
          <text:p text:style-name="P2"/>
        </draw:polyline>
        <draw:polyline draw:style-name="gr21" draw:layer="layout" svg:width="1.229cm" svg:height="0.288cm" svg:x="1.27cm" svg:y="4.5cm" svg:viewBox="0 0 1230 289" draw:points="0,289 1230,289 1230,0">
          <text:p text:style-name="P2"/>
        </draw:polyline>
        <draw:g>
          <draw:custom-shape draw:style-name="gr1" draw:text-style-name="P1" draw:layer="layout" svg:width="5.999cm" svg:height="3.5cm" svg:x="35cm" svg:y="25.2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3.845cm" svg:height="1.154cm" svg:x="36.155cm" svg:y="27cm">
            <draw:text-box>
              <text:p text:style-name="P2">Booster C</text:p>
            </draw:text-box>
          </draw:frame>
          <draw:frame draw:style-name="gr3" draw:text-style-name="P2" draw:layer="layout" svg:width="5.696cm" svg:height="1.153cm" svg:x="35.303cm" svg:y="25.556cm">
            <draw:text-box>
              <text:p text:style-name="P2">Power <text:s text:c="6"/>GND</text:p>
            </draw:text-box>
          </draw:frame>
        </draw:g>
        <draw:g>
          <draw:custom-shape draw:style-name="gr1" draw:text-style-name="P1" draw:layer="layout" svg:width="5.999cm" svg:height="3.5cm" svg:x="35cm" svg:y="1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3.845cm" svg:height="1.154cm" svg:x="36.091cm" svg:y="1.48cm">
            <draw:text-box>
              <text:p text:style-name="P2">Booster B</text:p>
            </draw:text-box>
          </draw:frame>
          <draw:frame draw:style-name="gr3" draw:text-style-name="P2" draw:layer="layout" svg:width="5.696cm" svg:height="1.153cm" svg:x="35.109cm" svg:y="3.217cm">
            <draw:text-box>
              <text:p text:style-name="P2">Power <text:s text:c="6"/>GND</text:p>
            </draw:text-box>
          </draw:frame>
        </draw:g>
        <draw:polyline draw:style-name="gr20" draw:layer="layout" svg:width="16.342cm" svg:height="9.806cm" svg:x="24.157cm" svg:y="15.393cm" svg:viewBox="0 0 16343 9807" draw:points="15372,9807 15343,9107 16343,9107 16343,15 0,0">
          <text:p text:style-name="P2"/>
        </draw:polyline>
        <draw:polyline draw:style-name="gr21" draw:layer="layout" svg:width="15.856cm" svg:height="10.929cm" svg:x="24.157cm" svg:y="14.27cm" svg:viewBox="0 0 15857 10930" draw:points="12356,10930 12343,9730 15843,9730 15843,5230 15857,0 0,0">
          <text:p text:style-name="P2"/>
        </draw:polyline>
        <draw:polyline draw:style-name="gr20" draw:layer="layout" svg:width="15.386cm" svg:height="4.744cm" svg:x="24.113cm" svg:y="4.5cm" svg:viewBox="0 0 15387 4745" draw:points="0,4714 15387,4745 15387,1500 15387,1000 15387,0">
          <text:p text:style-name="P2"/>
        </draw:polyline>
        <draw:polyline draw:style-name="gr21" draw:layer="layout" svg:width="14.386cm" svg:height="5.864cm" svg:x="24.113cm" svg:y="4.5cm" svg:viewBox="0 0 14387 5865" draw:points="0,5865 14387,5865 14387,1000 12387,1000 12387,0">
          <text:p text:style-name="P2"/>
        </draw:polyline>
        <draw:g>
          <draw:line draw:style-name="gr22" draw:layer="layout" svg:x1="28.29cm" svg:y1="4cm" svg:x2="28.29cm" svg:y2="7.5cm">
            <text:p text:style-name="P2"/>
          </draw:line>
          <draw:line draw:style-name="gr22" draw:layer="layout" svg:x1="29.29cm" svg:y1="4cm" svg:x2="29.29cm" svg:y2="7.5cm">
            <text:p text:style-name="P2"/>
          </draw:line>
          <draw:line draw:style-name="gr23" draw:layer="layout" svg:x1="28.102cm" svg:y1="4.247cm" svg:x2="29.602cm" svg:y2="4.247cm">
            <text:p text:style-name="P2"/>
          </draw:line>
          <draw:line draw:style-name="gr23" draw:layer="layout" svg:x1="28.091cm" svg:y1="4.949cm" svg:x2="29.591cm" svg:y2="4.949cm">
            <text:p text:style-name="P2"/>
          </draw:line>
          <draw:line draw:style-name="gr23" draw:layer="layout" svg:x1="28.064cm" svg:y1="5.344cm" svg:x2="29.564cm" svg:y2="5.344cm">
            <text:p text:style-name="P2"/>
          </draw:line>
          <draw:line draw:style-name="gr23" draw:layer="layout" svg:x1="28.097cm" svg:y1="5.694cm" svg:x2="29.597cm" svg:y2="5.694cm">
            <text:p text:style-name="P2"/>
          </draw:line>
          <draw:line draw:style-name="gr23" draw:layer="layout" svg:x1="28.056cm" svg:y1="6.871cm" svg:x2="29.556cm" svg:y2="6.871cm">
            <text:p text:style-name="P2"/>
          </draw:line>
          <draw:line draw:style-name="gr23" draw:layer="layout" svg:x1="28.108cm" svg:y1="7.247cm" svg:x2="29.608cm" svg:y2="7.247cm">
            <text:p text:style-name="P2"/>
          </draw:line>
          <draw:line draw:style-name="gr23" draw:layer="layout" svg:x1="28.054cm" svg:y1="6.589cm" svg:x2="29.554cm" svg:y2="6.589cm">
            <text:p text:style-name="P2"/>
          </draw:line>
          <draw:line draw:style-name="gr23" draw:layer="layout" svg:x1="28.076cm" svg:y1="4.642cm" svg:x2="29.576cm" svg:y2="4.642cm">
            <text:p text:style-name="P2"/>
          </draw:line>
          <draw:line draw:style-name="gr23" draw:layer="layout" svg:x1="28.078cm" svg:y1="6.159cm" svg:x2="29.578cm" svg:y2="6.159cm">
            <text:p text:style-name="P2"/>
          </draw:line>
        </draw:g>
        <draw:g>
          <draw:line draw:style-name="gr22" draw:layer="layout" svg:x1="24.736cm" svg:y1="4cm" svg:x2="24.736cm" svg:y2="7.5cm">
            <text:p text:style-name="P2"/>
          </draw:line>
          <draw:line draw:style-name="gr22" draw:layer="layout" svg:x1="25.736cm" svg:y1="4cm" svg:x2="25.736cm" svg:y2="7.5cm">
            <text:p text:style-name="P2"/>
          </draw:line>
          <draw:line draw:style-name="gr23" draw:layer="layout" svg:x1="24.548cm" svg:y1="4.247cm" svg:x2="26.048cm" svg:y2="4.247cm">
            <text:p text:style-name="P2"/>
          </draw:line>
          <draw:line draw:style-name="gr23" draw:layer="layout" svg:x1="24.537cm" svg:y1="4.949cm" svg:x2="26.037cm" svg:y2="4.949cm">
            <text:p text:style-name="P2"/>
          </draw:line>
          <draw:line draw:style-name="gr23" draw:layer="layout" svg:x1="24.51cm" svg:y1="5.344cm" svg:x2="26.01cm" svg:y2="5.344cm">
            <text:p text:style-name="P2"/>
          </draw:line>
          <draw:line draw:style-name="gr23" draw:layer="layout" svg:x1="24.543cm" svg:y1="5.694cm" svg:x2="26.043cm" svg:y2="5.694cm">
            <text:p text:style-name="P2"/>
          </draw:line>
          <draw:line draw:style-name="gr23" draw:layer="layout" svg:x1="24.502cm" svg:y1="6.871cm" svg:x2="26.002cm" svg:y2="6.871cm">
            <text:p text:style-name="P2"/>
          </draw:line>
          <draw:line draw:style-name="gr23" draw:layer="layout" svg:x1="24.554cm" svg:y1="7.247cm" svg:x2="26.054cm" svg:y2="7.247cm">
            <text:p text:style-name="P2"/>
          </draw:line>
          <draw:line draw:style-name="gr23" draw:layer="layout" svg:x1="24.5cm" svg:y1="6.589cm" svg:x2="26cm" svg:y2="6.589cm">
            <text:p text:style-name="P2"/>
          </draw:line>
          <draw:line draw:style-name="gr23" draw:layer="layout" svg:x1="24.522cm" svg:y1="4.642cm" svg:x2="26.022cm" svg:y2="4.642cm">
            <text:p text:style-name="P2"/>
          </draw:line>
          <draw:line draw:style-name="gr23" draw:layer="layout" svg:x1="24.524cm" svg:y1="6.159cm" svg:x2="26.024cm" svg:y2="6.159cm">
            <text:p text:style-name="P2"/>
          </draw:line>
        </draw:g>
        <draw:g>
          <draw:line draw:style-name="gr22" draw:layer="layout" svg:x1="31.736cm" svg:y1="4cm" svg:x2="31.736cm" svg:y2="7.5cm">
            <text:p text:style-name="P2"/>
          </draw:line>
          <draw:line draw:style-name="gr22" draw:layer="layout" svg:x1="32.736cm" svg:y1="4cm" svg:x2="32.736cm" svg:y2="7.5cm">
            <text:p text:style-name="P2"/>
          </draw:line>
          <draw:line draw:style-name="gr23" draw:layer="layout" svg:x1="31.548cm" svg:y1="4.247cm" svg:x2="33.048cm" svg:y2="4.247cm">
            <text:p text:style-name="P2"/>
          </draw:line>
          <draw:line draw:style-name="gr23" draw:layer="layout" svg:x1="31.537cm" svg:y1="4.949cm" svg:x2="33.037cm" svg:y2="4.949cm">
            <text:p text:style-name="P2"/>
          </draw:line>
          <draw:line draw:style-name="gr23" draw:layer="layout" svg:x1="31.51cm" svg:y1="5.344cm" svg:x2="33.01cm" svg:y2="5.344cm">
            <text:p text:style-name="P2"/>
          </draw:line>
          <draw:line draw:style-name="gr23" draw:layer="layout" svg:x1="31.543cm" svg:y1="5.694cm" svg:x2="33.043cm" svg:y2="5.694cm">
            <text:p text:style-name="P2"/>
          </draw:line>
          <draw:line draw:style-name="gr23" draw:layer="layout" svg:x1="31.502cm" svg:y1="6.871cm" svg:x2="33.002cm" svg:y2="6.871cm">
            <text:p text:style-name="P2"/>
          </draw:line>
          <draw:line draw:style-name="gr23" draw:layer="layout" svg:x1="31.554cm" svg:y1="7.247cm" svg:x2="33.054cm" svg:y2="7.247cm">
            <text:p text:style-name="P2"/>
          </draw:line>
          <draw:line draw:style-name="gr23" draw:layer="layout" svg:x1="31.5cm" svg:y1="6.589cm" svg:x2="33cm" svg:y2="6.589cm">
            <text:p text:style-name="P2"/>
          </draw:line>
          <draw:line draw:style-name="gr23" draw:layer="layout" svg:x1="31.522cm" svg:y1="4.642cm" svg:x2="33.022cm" svg:y2="4.642cm">
            <text:p text:style-name="P2"/>
          </draw:line>
          <draw:line draw:style-name="gr23" draw:layer="layout" svg:x1="31.524cm" svg:y1="6.159cm" svg:x2="33.024cm" svg:y2="6.159cm">
            <text:p text:style-name="P2"/>
          </draw:line>
        </draw:g>
        <draw:polyline draw:style-name="gr24" draw:layer="layout" svg:width="10.763cm" svg:height="2.35cm" svg:x="25.736cm" svg:y="3.149cm" svg:viewBox="0 0 10764 2351" draw:points="0,851 0,0 3553,0 3554,851 3553,0 7019,0 7000,851 7019,0 8766,0 8764,2351 10764,2351">
          <text:p text:style-name="P2"/>
        </draw:polyline>
        <draw:polyline draw:style-name="gr25" draw:layer="layout" svg:width="1.478cm" svg:height="4.017cm" svg:x="24.113cm" svg:y="7.5cm" svg:viewBox="0 0 1479 4018" draw:points="0,4018 1479,4018 1479,544 626,517 623,0">
          <text:p text:style-name="P2"/>
        </draw:polyline>
        <draw:polyline draw:style-name="gr25" draw:layer="layout" svg:width="4.176cm" svg:height="4.617cm" svg:x="24.113cm" svg:y="7.5cm" svg:viewBox="0 0 4177 4618" draw:points="0,4618 4177,4618 4177,0">
          <text:p text:style-name="P2"/>
        </draw:polyline>
        <draw:polyline draw:style-name="gr25" draw:layer="layout" svg:width="7.636cm" svg:height="5.798cm" svg:x="24.113cm" svg:y="7.5cm" svg:viewBox="0 0 7637 5799" draw:points="0,5799 7637,5799 7623,0">
          <text:p text:style-name="P2"/>
        </draw:polyline>
        <draw:g>
          <draw:polyline draw:style-name="gr26" draw:layer="layout" svg:width="1.999cm" svg:height="0.499cm" svg:x="34.043cm" svg:y="12.182cm" svg:viewBox="0 0 2000 500" draw:points="0,500 500,500 2000,0">
            <text:p text:style-name="P2"/>
          </draw:polyline>
          <draw:polyline draw:style-name="gr26" draw:layer="layout" svg:width="0.499cm" svg:height="0.332cm" svg:x="36.043cm" svg:y="12.349cm" svg:viewBox="0 0 500 333" draw:points="0,0 0,333 500,333">
            <text:p text:style-name="P2"/>
          </draw:polyline>
        </draw:g>
        <draw:line draw:style-name="gr25" draw:layer="layout" svg:x1="24.113cm" svg:y1="12.682cm" svg:x2="34.043cm" svg:y2="12.682cm">
          <text:p text:style-name="P2"/>
        </draw:line>
        <draw:line draw:style-name="gr24" draw:layer="layout" svg:x1="36.543cm" svg:y1="12.682cm" svg:x2="38.524cm" svg:y2="12.682cm">
          <text:p text:style-name="P2"/>
        </draw:line>
        <draw:g>
          <draw:line draw:style-name="gr22" draw:layer="layout" svg:x1="26.736cm" svg:y1="20cm" svg:x2="26.736cm" svg:y2="23.5cm">
            <text:p text:style-name="P2"/>
          </draw:line>
          <draw:line draw:style-name="gr22" draw:layer="layout" svg:x1="27.736cm" svg:y1="20cm" svg:x2="27.736cm" svg:y2="23.5cm">
            <text:p text:style-name="P2"/>
          </draw:line>
          <draw:line draw:style-name="gr23" draw:layer="layout" svg:x1="26.548cm" svg:y1="20.247cm" svg:x2="28.048cm" svg:y2="20.247cm">
            <text:p text:style-name="P2"/>
          </draw:line>
          <draw:line draw:style-name="gr23" draw:layer="layout" svg:x1="26.537cm" svg:y1="20.949cm" svg:x2="28.037cm" svg:y2="20.949cm">
            <text:p text:style-name="P2"/>
          </draw:line>
          <draw:line draw:style-name="gr23" draw:layer="layout" svg:x1="26.51cm" svg:y1="21.344cm" svg:x2="28.01cm" svg:y2="21.344cm">
            <text:p text:style-name="P2"/>
          </draw:line>
          <draw:line draw:style-name="gr23" draw:layer="layout" svg:x1="26.543cm" svg:y1="21.694cm" svg:x2="28.043cm" svg:y2="21.694cm">
            <text:p text:style-name="P2"/>
          </draw:line>
          <draw:line draw:style-name="gr23" draw:layer="layout" svg:x1="26.502cm" svg:y1="22.871cm" svg:x2="28.002cm" svg:y2="22.871cm">
            <text:p text:style-name="P2"/>
          </draw:line>
          <draw:line draw:style-name="gr23" draw:layer="layout" svg:x1="26.554cm" svg:y1="23.247cm" svg:x2="28.054cm" svg:y2="23.247cm">
            <text:p text:style-name="P2"/>
          </draw:line>
          <draw:line draw:style-name="gr23" draw:layer="layout" svg:x1="26.5cm" svg:y1="22.589cm" svg:x2="28cm" svg:y2="22.589cm">
            <text:p text:style-name="P2"/>
          </draw:line>
          <draw:line draw:style-name="gr23" draw:layer="layout" svg:x1="26.522cm" svg:y1="20.642cm" svg:x2="28.022cm" svg:y2="20.642cm">
            <text:p text:style-name="P2"/>
          </draw:line>
          <draw:line draw:style-name="gr23" draw:layer="layout" svg:x1="26.524cm" svg:y1="22.159cm" svg:x2="28.024cm" svg:y2="22.159cm">
            <text:p text:style-name="P2"/>
          </draw:line>
        </draw:g>
        <draw:g>
          <draw:line draw:style-name="gr22" draw:layer="layout" svg:x1="30.182cm" svg:y1="20cm" svg:x2="30.182cm" svg:y2="23.5cm">
            <text:p text:style-name="P2"/>
          </draw:line>
          <draw:line draw:style-name="gr22" draw:layer="layout" svg:x1="31.182cm" svg:y1="20cm" svg:x2="31.182cm" svg:y2="23.5cm">
            <text:p text:style-name="P2"/>
          </draw:line>
          <draw:line draw:style-name="gr23" draw:layer="layout" svg:x1="29.994cm" svg:y1="20.247cm" svg:x2="31.494cm" svg:y2="20.247cm">
            <text:p text:style-name="P2"/>
          </draw:line>
          <draw:line draw:style-name="gr23" draw:layer="layout" svg:x1="29.983cm" svg:y1="20.949cm" svg:x2="31.483cm" svg:y2="20.949cm">
            <text:p text:style-name="P2"/>
          </draw:line>
          <draw:line draw:style-name="gr23" draw:layer="layout" svg:x1="29.956cm" svg:y1="21.344cm" svg:x2="31.456cm" svg:y2="21.344cm">
            <text:p text:style-name="P2"/>
          </draw:line>
          <draw:line draw:style-name="gr23" draw:layer="layout" svg:x1="29.989cm" svg:y1="21.694cm" svg:x2="31.489cm" svg:y2="21.694cm">
            <text:p text:style-name="P2"/>
          </draw:line>
          <draw:line draw:style-name="gr23" draw:layer="layout" svg:x1="29.948cm" svg:y1="22.871cm" svg:x2="31.448cm" svg:y2="22.871cm">
            <text:p text:style-name="P2"/>
          </draw:line>
          <draw:line draw:style-name="gr23" draw:layer="layout" svg:x1="30cm" svg:y1="23.247cm" svg:x2="31.5cm" svg:y2="23.247cm">
            <text:p text:style-name="P2"/>
          </draw:line>
          <draw:line draw:style-name="gr23" draw:layer="layout" svg:x1="29.946cm" svg:y1="22.589cm" svg:x2="31.446cm" svg:y2="22.589cm">
            <text:p text:style-name="P2"/>
          </draw:line>
          <draw:line draw:style-name="gr23" draw:layer="layout" svg:x1="29.968cm" svg:y1="20.642cm" svg:x2="31.468cm" svg:y2="20.642cm">
            <text:p text:style-name="P2"/>
          </draw:line>
          <draw:line draw:style-name="gr23" draw:layer="layout" svg:x1="29.97cm" svg:y1="22.159cm" svg:x2="31.47cm" svg:y2="22.159cm">
            <text:p text:style-name="P2"/>
          </draw:line>
        </draw:g>
        <draw:g>
          <draw:polyline draw:style-name="gr26" draw:layer="layout" svg:width="1.999cm" svg:height="0.499cm" svg:x="33.602cm" svg:y="17.421cm" svg:viewBox="0 0 2000 500" draw:points="0,500 500,500 2000,0">
            <text:p text:style-name="P2"/>
          </draw:polyline>
          <draw:polyline draw:style-name="gr26" draw:layer="layout" svg:width="0.499cm" svg:height="0.332cm" svg:x="35.602cm" svg:y="17.588cm" svg:viewBox="0 0 500 333" draw:points="0,0 0,333 500,333">
            <text:p text:style-name="P2"/>
          </draw:polyline>
        </draw:g>
        <draw:g>
          <draw:polyline draw:style-name="gr26" draw:layer="layout" svg:width="1.999cm" svg:height="0.499cm" svg:x="33.69cm" svg:y="15.763cm" svg:viewBox="0 0 2000 500" draw:points="0,500 500,500 2000,0">
            <text:p text:style-name="P2"/>
          </draw:polyline>
          <draw:polyline draw:style-name="gr26" draw:layer="layout" svg:width="0.499cm" svg:height="0.332cm" svg:x="35.69cm" svg:y="15.93cm" svg:viewBox="0 0 500 333" draw:points="0,0 0,333 500,333">
            <text:p text:style-name="P2"/>
          </draw:polyline>
        </draw:g>
        <draw:polyline draw:style-name="gr25" draw:layer="layout" svg:width="1.803cm" svg:height="2.527cm" svg:x="36.102cm" svg:y="15.393cm" svg:viewBox="0 0 1804 2528" draw:points="0,2528 1804,2528 1804,0">
          <text:p text:style-name="P2"/>
        </draw:polyline>
        <draw:polyline draw:style-name="gr25" draw:layer="layout" svg:width="1.715cm" svg:height="0cm" svg:x="36.19cm" svg:y="16.263cm" svg:viewBox="0 0 1716 0" draw:points="0,0 1500,0 1000,0 1716,0">
          <text:p text:style-name="P2"/>
        </draw:polyline>
        <draw:polyline draw:style-name="gr24" draw:layer="layout" svg:width="9.444cm" svg:height="0.758cm" svg:x="24.157cm" svg:y="17.162cm" svg:viewBox="0 0 9445 759" draw:points="0,0 7805,0 7805,759 9445,759">
          <text:p text:style-name="P2"/>
        </draw:polyline>
        <draw:polyline draw:style-name="gr24" draw:layer="layout" svg:width="9.532cm" svg:height="0.334cm" svg:x="24.157cm" svg:y="16.263cm" svg:viewBox="0 0 9533 335" draw:points="0,335 7805,335 7823,0 9533,0">
          <text:p text:style-name="P2"/>
        </draw:polyline>
        <draw:polyline draw:style-name="gr24" draw:layer="layout" svg:width="7.024cm" svg:height="2.219cm" svg:x="24.157cm" svg:y="17.78cm" svg:viewBox="0 0 7025 2220" draw:points="0,0 7025,0 7025,2220">
          <text:p text:style-name="P2"/>
        </draw:polyline>
        <draw:polyline draw:style-name="gr24" draw:layer="layout" svg:width="3.578cm" svg:height="1.673cm" svg:x="24.157cm" svg:y="18.326cm" svg:viewBox="0 0 3579 1674" draw:points="0,0 3572,0 3579,1674">
          <text:p text:style-name="P2"/>
        </draw:polyline>
        <draw:polyline draw:style-name="gr25" draw:layer="layout" svg:width="10.317cm" svg:height="2.999cm" svg:x="30.182cm" svg:y="21cm" svg:viewBox="0 0 10318 3000" draw:points="0,2500 7,3000 2818,3000 2818,0 10318,0">
          <text:p text:style-name="P2"/>
        </draw:polyline>
        <draw:polyline draw:style-name="gr25" draw:layer="layout" svg:width="6.263cm" svg:height="1.499cm" svg:x="26.736cm" svg:y="23.5cm" svg:viewBox="0 0 6264 1500" draw:points="0,0 0,1500 6264,1500 6264,500">
          <text:p text:style-name="P2"/>
        </draw:polyline>
        <draw:frame draw:style-name="gr27" draw:text-style-name="P7" draw:layer="layout" svg:width="5.794cm" svg:height="1.361cm" svg:x="25.5cm" svg:y="26cm">
          <draw:text-box>
            <text:p text:style-name="P2"><text:span text:style-name="T4">Connector group K3 run</text:span></text:p>
            <text:p text:style-name="P2"><text:span text:style-name="T4">in forward mode</text:span></text:p>
          </draw:text-box>
        </draw:frame>
        <draw:frame draw:style-name="gr27" draw:text-style-name="P7" draw:layer="layout" svg:width="5.794cm" svg:height="1.361cm" svg:x="25.5cm" svg:y="1.275cm">
          <draw:text-box>
            <text:p text:style-name="P2"><text:span text:style-name="T4">Connector group K4 run</text:span></text:p>
            <text:p text:style-name="P2"><text:span text:style-name="T4">in reverse mode</text:span></text:p>
          </draw:text-box>
        </draw:frame>
        <draw:frame draw:style-name="gr28" draw:text-style-name="P8" draw:layer="layout" svg:width="10.831cm" svg:height="2.5cm" svg:x="10.208cm" svg:y="5.429cm">
          <draw:text-box>
            <text:p text:style-name="P2"><text:span text:style-name="T4">J17 and J18 are closed, This connects Booster</text:span></text:p>
            <text:p text:style-name="P2"><text:span text:style-name="T4">Power and ground from K1 with K2</text:span></text:p>
            <text:p text:style-name="P2"><text:span text:style-name="T4">J19 and J20 are open. In this case K3 and </text:span></text:p>
            <text:p text:style-name="P2"><text:span text:style-name="T4">K4 are completely insulated</text:span></text:p>
          </draw:text-box>
        </draw:frame>
        <draw:frame draw:style-name="gr29" draw:text-style-name="P9" draw:layer="layout" svg:width="13.5cm" svg:height="1.301cm" svg:x="9.5cm" svg:y="1.5cm">
          <draw:text-box>
            <text:p text:style-name="P2"><text:span text:style-name="T5">ORF-1 <text:s/>www.rocrail.net</text:span></text:p>
          </draw:text-box>
        </draw:frame>
        <draw:frame draw:style-name="gr27" draw:text-style-name="P7" draw:layer="layout" svg:width="6.154cm" svg:height="1.361cm" svg:x="2.796cm" svg:y="6.5cm">
          <draw:text-box>
            <text:p text:style-name="P2"><text:span text:style-name="T4">Connector groups K1 and</text:span></text:p>
            <text:p text:style-name="P2"><text:span text:style-name="T4">K2 run in forward mode</text:span></text:p>
          </draw:text-box>
        </draw:frame>
        <draw:g>
          <draw:line draw:style-name="gr22" draw:layer="layout" svg:x1="9.736cm" svg:y1="22.5cm" svg:x2="9.736cm" svg:y2="26cm">
            <text:p text:style-name="P2"/>
          </draw:line>
          <draw:line draw:style-name="gr22" draw:layer="layout" svg:x1="10.736cm" svg:y1="22.5cm" svg:x2="10.736cm" svg:y2="26cm">
            <text:p text:style-name="P2"/>
          </draw:line>
          <draw:line draw:style-name="gr23" draw:layer="layout" svg:x1="9.548cm" svg:y1="22.747cm" svg:x2="11.048cm" svg:y2="22.747cm">
            <text:p text:style-name="P2"/>
          </draw:line>
          <draw:line draw:style-name="gr23" draw:layer="layout" svg:x1="9.537cm" svg:y1="23.449cm" svg:x2="11.037cm" svg:y2="23.449cm">
            <text:p text:style-name="P2"/>
          </draw:line>
          <draw:line draw:style-name="gr23" draw:layer="layout" svg:x1="9.51cm" svg:y1="23.844cm" svg:x2="11.01cm" svg:y2="23.844cm">
            <text:p text:style-name="P2"/>
          </draw:line>
          <draw:line draw:style-name="gr23" draw:layer="layout" svg:x1="9.543cm" svg:y1="24.194cm" svg:x2="11.043cm" svg:y2="24.194cm">
            <text:p text:style-name="P2"/>
          </draw:line>
          <draw:line draw:style-name="gr23" draw:layer="layout" svg:x1="9.502cm" svg:y1="25.371cm" svg:x2="11.002cm" svg:y2="25.371cm">
            <text:p text:style-name="P2"/>
          </draw:line>
          <draw:line draw:style-name="gr23" draw:layer="layout" svg:x1="9.554cm" svg:y1="25.747cm" svg:x2="11.054cm" svg:y2="25.747cm">
            <text:p text:style-name="P2"/>
          </draw:line>
          <draw:line draw:style-name="gr23" draw:layer="layout" svg:x1="9.5cm" svg:y1="25.089cm" svg:x2="11cm" svg:y2="25.089cm">
            <text:p text:style-name="P2"/>
          </draw:line>
          <draw:line draw:style-name="gr23" draw:layer="layout" svg:x1="9.522cm" svg:y1="23.142cm" svg:x2="11.022cm" svg:y2="23.142cm">
            <text:p text:style-name="P2"/>
          </draw:line>
          <draw:line draw:style-name="gr23" draw:layer="layout" svg:x1="9.524cm" svg:y1="24.659cm" svg:x2="11.024cm" svg:y2="24.659cm">
            <text:p text:style-name="P2"/>
          </draw:line>
        </draw:g>
        <draw:g>
          <draw:line draw:style-name="gr22" draw:layer="layout" svg:x1="13.236cm" svg:y1="22.5cm" svg:x2="13.236cm" svg:y2="26cm">
            <text:p text:style-name="P2"/>
          </draw:line>
          <draw:line draw:style-name="gr22" draw:layer="layout" svg:x1="14.236cm" svg:y1="22.5cm" svg:x2="14.236cm" svg:y2="26cm">
            <text:p text:style-name="P2"/>
          </draw:line>
          <draw:line draw:style-name="gr23" draw:layer="layout" svg:x1="13.048cm" svg:y1="22.747cm" svg:x2="14.548cm" svg:y2="22.747cm">
            <text:p text:style-name="P2"/>
          </draw:line>
          <draw:line draw:style-name="gr23" draw:layer="layout" svg:x1="13.037cm" svg:y1="23.449cm" svg:x2="14.537cm" svg:y2="23.449cm">
            <text:p text:style-name="P2"/>
          </draw:line>
          <draw:line draw:style-name="gr23" draw:layer="layout" svg:x1="13.01cm" svg:y1="23.844cm" svg:x2="14.51cm" svg:y2="23.844cm">
            <text:p text:style-name="P2"/>
          </draw:line>
          <draw:line draw:style-name="gr23" draw:layer="layout" svg:x1="13.043cm" svg:y1="24.194cm" svg:x2="14.543cm" svg:y2="24.194cm">
            <text:p text:style-name="P2"/>
          </draw:line>
          <draw:line draw:style-name="gr23" draw:layer="layout" svg:x1="13.002cm" svg:y1="25.371cm" svg:x2="14.502cm" svg:y2="25.371cm">
            <text:p text:style-name="P2"/>
          </draw:line>
          <draw:line draw:style-name="gr23" draw:layer="layout" svg:x1="13.054cm" svg:y1="25.747cm" svg:x2="14.554cm" svg:y2="25.747cm">
            <text:p text:style-name="P2"/>
          </draw:line>
          <draw:line draw:style-name="gr23" draw:layer="layout" svg:x1="13cm" svg:y1="25.089cm" svg:x2="14.5cm" svg:y2="25.089cm">
            <text:p text:style-name="P2"/>
          </draw:line>
          <draw:line draw:style-name="gr23" draw:layer="layout" svg:x1="13.022cm" svg:y1="23.142cm" svg:x2="14.522cm" svg:y2="23.142cm">
            <text:p text:style-name="P2"/>
          </draw:line>
          <draw:line draw:style-name="gr23" draw:layer="layout" svg:x1="13.024cm" svg:y1="24.659cm" svg:x2="14.524cm" svg:y2="24.659cm">
            <text:p text:style-name="P2"/>
          </draw:line>
        </draw:g>
        <draw:g>
          <draw:line draw:style-name="gr22" draw:layer="layout" svg:x1="16.682cm" svg:y1="22.5cm" svg:x2="16.682cm" svg:y2="26cm">
            <text:p text:style-name="P2"/>
          </draw:line>
          <draw:line draw:style-name="gr22" draw:layer="layout" svg:x1="17.682cm" svg:y1="22.5cm" svg:x2="17.682cm" svg:y2="26cm">
            <text:p text:style-name="P2"/>
          </draw:line>
          <draw:line draw:style-name="gr23" draw:layer="layout" svg:x1="16.494cm" svg:y1="22.747cm" svg:x2="17.994cm" svg:y2="22.747cm">
            <text:p text:style-name="P2"/>
          </draw:line>
          <draw:line draw:style-name="gr23" draw:layer="layout" svg:x1="16.483cm" svg:y1="23.449cm" svg:x2="17.983cm" svg:y2="23.449cm">
            <text:p text:style-name="P2"/>
          </draw:line>
          <draw:line draw:style-name="gr23" draw:layer="layout" svg:x1="16.456cm" svg:y1="23.844cm" svg:x2="17.956cm" svg:y2="23.844cm">
            <text:p text:style-name="P2"/>
          </draw:line>
          <draw:line draw:style-name="gr23" draw:layer="layout" svg:x1="16.489cm" svg:y1="24.194cm" svg:x2="17.989cm" svg:y2="24.194cm">
            <text:p text:style-name="P2"/>
          </draw:line>
          <draw:line draw:style-name="gr23" draw:layer="layout" svg:x1="16.448cm" svg:y1="25.371cm" svg:x2="17.948cm" svg:y2="25.371cm">
            <text:p text:style-name="P2"/>
          </draw:line>
          <draw:line draw:style-name="gr23" draw:layer="layout" svg:x1="16.5cm" svg:y1="25.747cm" svg:x2="18cm" svg:y2="25.747cm">
            <text:p text:style-name="P2"/>
          </draw:line>
          <draw:line draw:style-name="gr23" draw:layer="layout" svg:x1="16.446cm" svg:y1="25.089cm" svg:x2="17.946cm" svg:y2="25.089cm">
            <text:p text:style-name="P2"/>
          </draw:line>
          <draw:line draw:style-name="gr23" draw:layer="layout" svg:x1="16.468cm" svg:y1="23.142cm" svg:x2="17.968cm" svg:y2="23.142cm">
            <text:p text:style-name="P2"/>
          </draw:line>
          <draw:line draw:style-name="gr23" draw:layer="layout" svg:x1="16.47cm" svg:y1="24.659cm" svg:x2="17.97cm" svg:y2="24.659cm">
            <text:p text:style-name="P2"/>
          </draw:line>
        </draw:g>
        <draw:g>
          <draw:line draw:style-name="gr22" draw:layer="layout" svg:x1="20.182cm" svg:y1="22.5cm" svg:x2="20.182cm" svg:y2="26cm">
            <text:p text:style-name="P2"/>
          </draw:line>
          <draw:line draw:style-name="gr22" draw:layer="layout" svg:x1="21.182cm" svg:y1="22.5cm" svg:x2="21.182cm" svg:y2="26cm">
            <text:p text:style-name="P2"/>
          </draw:line>
          <draw:line draw:style-name="gr23" draw:layer="layout" svg:x1="19.994cm" svg:y1="22.747cm" svg:x2="21.494cm" svg:y2="22.747cm">
            <text:p text:style-name="P2"/>
          </draw:line>
          <draw:line draw:style-name="gr23" draw:layer="layout" svg:x1="19.983cm" svg:y1="23.449cm" svg:x2="21.483cm" svg:y2="23.449cm">
            <text:p text:style-name="P2"/>
          </draw:line>
          <draw:line draw:style-name="gr23" draw:layer="layout" svg:x1="19.956cm" svg:y1="23.844cm" svg:x2="21.456cm" svg:y2="23.844cm">
            <text:p text:style-name="P2"/>
          </draw:line>
          <draw:line draw:style-name="gr23" draw:layer="layout" svg:x1="19.989cm" svg:y1="24.194cm" svg:x2="21.489cm" svg:y2="24.194cm">
            <text:p text:style-name="P2"/>
          </draw:line>
          <draw:line draw:style-name="gr23" draw:layer="layout" svg:x1="19.948cm" svg:y1="25.371cm" svg:x2="21.448cm" svg:y2="25.371cm">
            <text:p text:style-name="P2"/>
          </draw:line>
          <draw:line draw:style-name="gr23" draw:layer="layout" svg:x1="20cm" svg:y1="25.747cm" svg:x2="21.5cm" svg:y2="25.747cm">
            <text:p text:style-name="P2"/>
          </draw:line>
          <draw:line draw:style-name="gr23" draw:layer="layout" svg:x1="19.946cm" svg:y1="25.089cm" svg:x2="21.446cm" svg:y2="25.089cm">
            <text:p text:style-name="P2"/>
          </draw:line>
          <draw:line draw:style-name="gr23" draw:layer="layout" svg:x1="19.968cm" svg:y1="23.142cm" svg:x2="21.468cm" svg:y2="23.142cm">
            <text:p text:style-name="P2"/>
          </draw:line>
          <draw:line draw:style-name="gr23" draw:layer="layout" svg:x1="19.97cm" svg:y1="24.659cm" svg:x2="21.47cm" svg:y2="24.659cm">
            <text:p text:style-name="P2"/>
          </draw:line>
        </draw:g>
        <draw:g>
          <draw:polyline draw:style-name="gr26" draw:layer="layout" svg:width="1.999cm" svg:height="0.499cm" svg:x="2cm" svg:y="14.37cm" svg:viewBox="0 0 2000 500" draw:points="0,500 500,500 2000,0">
            <text:p text:style-name="P2"/>
          </draw:polyline>
          <draw:polyline draw:style-name="gr26" draw:layer="layout" svg:width="0.499cm" svg:height="0.332cm" svg:x="4cm" svg:y="14.537cm" svg:viewBox="0 0 500 333" draw:points="0,0 0,333 500,333">
            <text:p text:style-name="P2"/>
          </draw:polyline>
        </draw:g>
        <draw:g>
          <draw:polyline draw:style-name="gr26" draw:layer="layout" svg:width="1.999cm" svg:height="0.499cm" svg:x="2cm" svg:y="15.5cm" svg:viewBox="0 0 2000 500" draw:points="0,500 500,500 2000,0">
            <text:p text:style-name="P2"/>
          </draw:polyline>
          <draw:polyline draw:style-name="gr26" draw:layer="layout" svg:width="0.499cm" svg:height="0.332cm" svg:x="4cm" svg:y="15.667cm" svg:viewBox="0 0 500 333" draw:points="0,0 0,333 500,333">
            <text:p text:style-name="P2"/>
          </draw:polyline>
        </draw:g>
        <draw:g>
          <draw:polyline draw:style-name="gr26" draw:layer="layout" svg:width="1.999cm" svg:height="0.499cm" svg:x="2cm" svg:y="10.427cm" svg:viewBox="0 0 2000 500" draw:points="0,500 500,500 2000,0">
            <text:p text:style-name="P2"/>
          </draw:polyline>
          <draw:polyline draw:style-name="gr26" draw:layer="layout" svg:width="0.499cm" svg:height="0.332cm" svg:x="4cm" svg:y="10.594cm" svg:viewBox="0 0 500 333" draw:points="0,0 0,333 500,333">
            <text:p text:style-name="P2"/>
          </draw:polyline>
        </draw:g>
        <draw:g>
          <draw:polyline draw:style-name="gr26" draw:layer="layout" svg:width="1.999cm" svg:height="0.499cm" svg:x="2cm" svg:y="9.29cm" svg:viewBox="0 0 2000 500" draw:points="0,500 500,500 2000,0">
            <text:p text:style-name="P2"/>
          </draw:polyline>
          <draw:polyline draw:style-name="gr26" draw:layer="layout" svg:width="0.499cm" svg:height="0.332cm" svg:x="4cm" svg:y="9.457cm" svg:viewBox="0 0 500 333" draw:points="0,0 0,333 500,333">
            <text:p text:style-name="P2"/>
          </draw:polyline>
        </draw:g>
        <draw:polyline draw:style-name="gr25" draw:layer="layout" svg:width="19.181cm" svg:height="14.999cm" svg:x="2cm" svg:y="11.5cm" svg:viewBox="0 0 19182 15000" draw:points="0,0 0,15000 16500,15000 19182,15000 19182,14500">
          <text:p text:style-name="P2"/>
        </draw:polyline>
        <draw:polyline draw:style-name="gr24" draw:layer="layout" svg:width="4.628cm" svg:height="0cm" svg:x="4.5cm" svg:y="9.79cm" svg:viewBox="0 0 4629 0" draw:points="4629,0 1083,0 580,0 0,0">
          <text:p text:style-name="P2"/>
        </draw:polyline>
        <draw:line draw:style-name="gr24" draw:layer="layout" svg:x1="9.129cm" svg:y1="10.927cm" svg:x2="4.5cm" svg:y2="10.927cm">
          <text:p text:style-name="P2"/>
        </draw:line>
        <draw:line draw:style-name="gr24" draw:layer="layout" svg:x1="9.181cm" svg:y1="14.87cm" svg:x2="4.5cm" svg:y2="14.87cm">
          <text:p text:style-name="P2"/>
        </draw:line>
        <draw:line draw:style-name="gr24" draw:layer="layout" svg:x1="9.181cm" svg:y1="15.399cm" svg:x2="4.789cm" svg:y2="15.399cm">
          <text:p text:style-name="P2"/>
        </draw:line>
        <draw:polyline draw:style-name="gr24" draw:layer="layout" svg:width="0.288cm" svg:height="0.607cm" svg:x="4.5cm" svg:y="15.399cm" svg:viewBox="0 0 289 608" draw:points="0,601 289,608 289,0">
          <text:p text:style-name="P2"/>
        </draw:polyline>
        <draw:line draw:style-name="gr25" draw:layer="layout" svg:x1="17.682cm" svg:y1="26cm" svg:x2="17.682cm" svg:y2="26.5cm">
          <text:p text:style-name="P2"/>
        </draw:line>
        <draw:line draw:style-name="gr25" draw:layer="layout" svg:x1="14.236cm" svg:y1="26cm" svg:x2="14.236cm" svg:y2="26.5cm">
          <text:p text:style-name="P2"/>
        </draw:line>
        <draw:line draw:style-name="gr25" draw:layer="layout" svg:x1="10.736cm" svg:y1="26cm" svg:x2="10.736cm" svg:y2="26.5cm">
          <text:p text:style-name="P2"/>
        </draw:line>
        <draw:polyline draw:style-name="gr24" draw:layer="layout" svg:width="12.681cm" svg:height="6.499cm" svg:x="7.5cm" svg:y="16cm" svg:viewBox="0 0 12682 6500" draw:points="1655,0 0,0 0,4500 12682,4505 12682,6500">
          <text:p text:style-name="P2"/>
        </draw:polyline>
        <draw:polyline draw:style-name="gr24" draw:layer="layout" svg:width="9.681cm" svg:height="8.264cm" svg:x="7cm" svg:y="14.235cm" svg:viewBox="0 0 9682 8265" draw:points="2181,0 0,0 0,6765 9682,6773 9682,8265">
          <text:p text:style-name="P2"/>
        </draw:polyline>
        <draw:polyline draw:style-name="gr24" draw:layer="layout" svg:width="6.735cm" svg:height="12.153cm" svg:x="6.5cm" svg:y="10.346cm" svg:viewBox="0 0 6736 12154" draw:points="2629,0 0,0 0,11154 6736,11138 6736,12154">
          <text:p text:style-name="P2"/>
        </draw:polyline>
        <draw:polyline draw:style-name="gr24" draw:layer="layout" svg:width="3.755cm" svg:height="13.344cm" svg:x="5.98cm" svg:y="9.155cm" svg:viewBox="0 0 3756 13345" draw:points="3149,0 0,0 20,12845 3756,12832 3756,13345">
          <text:p text:style-name="P2"/>
        </draw:polyline>
        <draw:g>
          <draw:polyline draw:style-name="gr26" draw:layer="layout" svg:width="1.999cm" svg:height="0.499cm" svg:x="8cm" svg:y="27.5cm" svg:viewBox="0 0 2000 500" draw:points="0,500 500,500 2000,0">
            <text:p text:style-name="P2"/>
          </draw:polyline>
          <draw:polyline draw:style-name="gr26" draw:layer="layout" svg:width="0.499cm" svg:height="0.332cm" svg:x="10cm" svg:y="27.667cm" svg:viewBox="0 0 500 333" draw:points="0,0 0,333 500,333">
            <text:p text:style-name="P2"/>
          </draw:polyline>
        </draw:g>
        <draw:frame draw:style-name="gr27" draw:text-style-name="P7" draw:layer="layout" svg:width="2.386cm" svg:height="0.806cm" svg:x="10.727cm" svg:y="27.5cm">
          <draw:text-box>
            <text:p text:style-name="P2"><text:span text:style-name="T4">= Switch</text:span></text:p>
          </draw:text-box>
        </draw:frame>
        <draw:line draw:style-name="gr24" draw:layer="layout" svg:x1="38.5cm" svg:y1="10.365cm" svg:x2="38.5cm" svg:y2="12.682cm">
          <text:p text:style-name="P2"/>
        </draw:line>
        <draw:g>
          <draw:g>
            <draw:rect draw:style-name="gr30" draw:layer="layout" svg:width="2cm" svg:height="2cm" svg:x="17.5cm" svg:y="16.5cm">
              <text:p text:style-name="P2">RJ-45</text:p>
              <text:p text:style-name="P2">OUT</text:p>
            </draw:rect>
            <draw:rect draw:style-name="gr30" draw:layer="layout" svg:width="2cm" svg:height="2cm" svg:x="19.5cm" svg:y="16.5cm">
              <text:p text:style-name="P2">RJ-45</text:p>
              <text:p text:style-name="P2">IN</text:p>
            </draw:rect>
          </draw:g>
          <draw:custom-shape draw:style-name="gr31" draw:text-style-name="P4" draw:layer="layout" svg:width="1.124cm" svg:height="0.847cm" svg:x="18cm" svg:y="15.653cm">
            <text:p text:style-name="P3"><text:span text:style-name="T2">P4</text:span></text:p>
            <draw:enhanced-geometry svg:viewBox="0 0 21600 21600" draw:type="mso-spt202" draw:enhanced-path="M 0 0 L 21600 0 21600 21600 0 21600 0 0 Z N"/>
          </draw:custom-shape>
          <draw:custom-shape draw:style-name="gr31" draw:text-style-name="P4" draw:layer="layout" svg:width="1.124cm" svg:height="0.847cm" svg:x="19.876cm" svg:y="15.653cm">
            <text:p text:style-name="P3"><text:span text:style-name="T2">P3</text:span></text:p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4" draw:layer="layout" svg:width="1.551cm" svg:height="0.835cm" svg:x="14.552cm" svg:y="17.869cm">
          <text:p text:style-name="P3"><text:span text:style-name="T2">OUT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" draw:text-style-name="P4" draw:layer="layout" svg:width="1.124cm" svg:height="0.835cm" svg:x="14.71cm" svg:y="15.665cm">
          <text:p text:style-name="P3"><text:span text:style-name="T2">IN</text:span></text:p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32" draw:layer="layout" svg:width="0.001cm" svg:height="0.001cm" svg:x="0cm" svg:y="1.93cm" draw:page-number="1" presentation:class="page"/>
          <draw:frame presentation:style-name="pr1" draw:text-style-name="P2" draw:layer="layout" svg:width="15.239cm" svg:height="11.43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6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7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6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65cm" text:min-label-width="0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75cm" text:min-label-width="0.6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6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9cm"/>
          <style:tab-stop style:position="4.449cm"/>
          <style:tab-stop style:position="6.989cm"/>
          <style:tab-stop style:position="9.529cm"/>
          <style:tab-stop style:position="12.069cm"/>
          <style:tab-stop style:position="14.609cm"/>
          <style:tab-stop style:position="17.149cm"/>
          <style:tab-stop style:position="19.689cm"/>
          <style:tab-stop style:position="22.229cm"/>
          <style:tab-stop style:position="24.76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67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1cm" fo:margin-bottom="1cm" fo:margin-left="1cm" fo:margin-right="1cm" fo:page-width="42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27cm" fo:padding-bottom="0.127cm" fo:padding-left="0.254cm" fo:padding-right="0.254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2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2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2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2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6.464cm" svg:height="4.57cm" svg:x="2.006cm" svg:y="3.556cm" draw:page-number="1"/>
      <draw:page-thumbnail draw:layer="backgroundobjects" svg:width="6.464cm" svg:height="4.57cm" svg:x="10.578cm" svg:y="3.556cm"/>
      <draw:page-thumbnail draw:layer="backgroundobjects" svg:width="6.464cm" svg:height="4.57cm" svg:x="2.006cm" svg:y="10.414cm"/>
      <draw:page-thumbnail draw:layer="backgroundobjects" svg:width="6.464cm" svg:height="4.57cm" svg:x="10.578cm" svg:y="10.414cm"/>
      <draw:page-thumbnail draw:layer="backgroundobjects" svg:width="6.464cm" svg:height="4.57cm" svg:x="2.006cm" svg:y="17.272cm"/>
      <draw:page-thumbnail draw:layer="backgroundobjects" svg:width="6.464cm" svg:height="4.57cm" svg:x="10.578cm" svg:y="17.272cm"/>
    </style:handout-master>
    <style:master-page style:name="Standard" style:page-layout-name="PM1" draw:style-name="dp1">
      <draw:frame presentation:style-name="Standard-title" draw:layer="backgroundobjects" svg:width="36cm" svg:height="8.493cm" svg:x="3cm" svg:y="1cm" presentation:class="title" presentation:placeholder="true">
        <draw:text-box/>
      </draw:frame>
      <draw:frame presentation:style-name="Standard-outline1" draw:layer="backgroundobjects" svg:width="36cm" svg:height="18.289cm" svg:x="3cm" svg:y="7.461cm" presentation:class="outline" presentation:placeholder="true">
        <draw:text-box/>
      </draw:frame>
      <draw:frame presentation:style-name="pr1" draw:text-style-name="P3" draw:layer="backgroundobjects" svg:width="9.334cm" svg:height="1.925cm" svg:x="2.998cm" svg:y="26.223cm" presentation:class="date-time">
        <draw:text-box>
          <text:p text:style-name="P3"><text:span text:style-name="T2"><presentation:date-time/></text:span></text:p>
        </draw:text-box>
      </draw:frame>
      <draw:frame presentation:style-name="pr1" draw:text-style-name="P4" draw:layer="backgroundobjects" svg:width="12.668cm" svg:height="1.925cm" svg:x="14.666cm" svg:y="26.223cm" presentation:class="footer">
        <draw:text-box>
          <text:p text:style-name="P4"><text:span text:style-name="T2"><presentation:footer/></text:span></text:p>
        </draw:text-box>
      </draw:frame>
      <draw:frame presentation:style-name="pr1" draw:text-style-name="P5" draw:layer="backgroundobjects" svg:width="9.334cm" svg:height="1.925cm" svg:x="29.664cm" svg:y="26.223cm" presentation:class="page-number">
        <draw:text-box>
          <text:p text:style-name="P5"><text:span text:style-name="T2"><text:page-number>1</text:page-number></text:span></text:p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dc:title>Folie 1</dc:title>
    <meta:initial-creator>,njmvjhgj,gjk</meta:initial-creator>
    <meta:creation-date>2007-09-06T09:13:49</meta:creation-date>
    <dc:date>2007-12-12T10:03:23</dc:date>
    <meta:print-date>2007-09-07T18:14:57</meta:print-date>
    <meta:editing-cycles>20</meta:editing-cycles>
    <meta:editing-duration>PT6H53M48S</meta:editing-duration>
    <meta:user-defined meta:name="Info 1"/>
    <meta:user-defined meta:name="Info 2"/>
    <meta:user-defined meta:name="Info 3"/>
    <meta:user-defined meta:name="Info 4"/>
    <meta:document-statistic meta:object-count="327"/>
  </office:meta>
</office:document-meta>
</file>